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Standard">
      <style:text-properties style:font-name="Liberation Serif" officeooo:paragraph-rsid="001d66eb"/>
    </style:style>
    <style:style style:name="P5" style:family="paragraph" style:parent-style-name="Heading_20_1">
      <style:text-properties officeooo:paragraph-rsid="001d66eb"/>
    </style:style>
    <style:style style:name="P6" style:family="paragraph" style:parent-style-name="Heading_20_1">
      <style:text-properties style:font-name="Liberation Serif"/>
    </style:style>
    <style:style style:name="T1" style:family="text">
      <style:text-properties style:font-name="DejaVu Sans Mono"/>
    </style:style>
    <style:style style:name="T2" style:family="text">
      <style:text-properties officeooo:rsid="001d66eb"/>
    </style:style>
    <style:style style:name="T3" style:family="text">
      <style:text-properties officeooo:rsid="001dfc5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CrazyGame</text:p>
      <text:p text:style-name="Text_20_body"/>
      <text:p text:style-name="Text_20_body"/>
      <text:p text:style-name="Text_20_body">MOREAU Ameline</text:p>
      <text:p text:style-name="Text_20_body">ZECCHINI Aymeric</text:p>
      <text:p text:style-name="Text_20_body">VIERA NORO Kevin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06_2039295519" text:style-name="Index_20_Link" text:visited-style-name="Index_20_Link">Environement de developpement du projet<text:tab/>1</text:a></text:p>
          <text:p text:style-name="P2"><text:a xlink:type="simple" xlink:href="#__RefHeading___Toc108_2039295519" text:style-name="Index_20_Link" text:visited-style-name="Index_20_Link">Architecture du projet<text:tab/>1</text:a></text:p>
          <text:p text:style-name="P2"><text:a xlink:type="simple" xlink:href="#__RefHeading___Toc110_2039295519" text:style-name="Index_20_Link" text:visited-style-name="Index_20_Link">Multilangue<text:tab/>2</text:a></text:p>
          <text:p text:style-name="P2"><text:a xlink:type="simple" xlink:href="#__RefHeading___Toc112_2039295519" text:style-name="Index_20_Link" text:visited-style-name="Index_20_Link">Les layouts<text:tab/>2</text:a></text:p>
          <text:p text:style-name="P2"><text:a xlink:type="simple" xlink:href="#__RefHeading___Toc114_2039295519" text:style-name="Index_20_Link" text:visited-style-name="Index_20_Link">Les assests<text:tab/>2</text:a></text:p>
          <text:p text:style-name="P2"><text:a xlink:type="simple" xlink:href="#__RefHeading___Toc116_2039295519" text:style-name="Index_20_Link" text:visited-style-name="Index_20_Link">Changement d’activité<text:tab/>2</text:a></text:p>
          <text:p text:style-name="P2"><text:a xlink:type="simple" xlink:href="#__RefHeading___Toc118_2039295519" text:style-name="Index_20_Link" text:visited-style-name="Index_20_Link">Service<text:tab/>2</text:a></text:p>
          <text:p text:style-name="P2"><text:a xlink:type="simple" xlink:href="#__RefHeading___Toc120_2039295519" text:style-name="Index_20_Link" text:visited-style-name="Index_20_Link">Broadcast receiver<text:tab/>3</text:a></text:p>
          <text:p text:style-name="P2"><text:a xlink:type="simple" xlink:href="#__RefHeading___Toc122_2039295519" text:style-name="Index_20_Link" text:visited-style-name="Index_20_Link">Content provider<text:tab/>3</text:a></text:p>
          <text:p text:style-name="P2"><text:a xlink:type="simple" xlink:href="#__RefHeading___Toc124_2039295519" text:style-name="Index_20_Link" text:visited-style-name="Index_20_Link">Serveur<text:tab/>3</text:a></text:p>
          <text:p text:style-name="P2"><text:a xlink:type="simple" xlink:href="#__RefHeading___Toc126_2039295519" text:style-name="Index_20_Link" text:visited-style-name="Index_20_Link">Répartition du travail<text:tab/>3</text:a></text:p>
        </text:index-body>
      </text:table-of-content>
      <text:p text:style-name="Text_20_body"/>
      <text:h text:style-name="Heading_20_1" text:outline-level="1"><text:bookmark-start text:name="__RefHeading___Toc106_2039295519"/><text:span text:style-name="T2">Environnement de développement</text:span> du proje<text:span text:style-name="T2">t</text:span><text:bookmark-end text:name="__RefHeading___Toc106_2039295519"/></text:h>
      <text:p text:style-name="Standard"><text:span text:style-name="T2">Version android studio : 3.0.1</text:span> <text:s/></text:p>
      <text:p text:style-name="Standard">version android : <text:span text:style-name="T2">5,0</text:span></text:p>
      <text:p text:style-name="Standard">version APK : <text:span text:style-name="T2">21</text:span></text:p>
      <text:h text:style-name="P5" text:outline-level="1"><text:bookmark-start text:name="__RefHeading___Toc108_2039295519"/>Architecture du projet<text:bookmark-end text:name="__RefHeading___Toc108_2039295519"/></text:h>
      <text:p text:style-name="P4">Base sur un model client serveur.</text:p>
      <text:p text:style-name="P1">Client contient les jeux</text:p>
      <text:p text:style-name="P1">Serveur fait le lien entre les diffférent joueur.</text:p>
      <text:p text:style-name="P1">Pas d'inscription</text:p>
      <text:p text:style-name="P1">ARCHI CLIENT</text:p>
      <text:p text:style-name="P1">Les jeux sont basé sur le modele vue controler.</text:p>
      <text:p text:style-name="P1">Une classe modèle, une classe vue(activité) une classe controler</text:p>
      <text:p text:style-name="P1">Connection TCP avec socket channel utiliser dans des asyntask -&gt; s'occupe de l'echange des info durant la partie</text:p>
      <text:p text:style-name="P1">Serveur java</text:p>
      <text:p text:style-name="P1">Client androir</text:p>
      <text:h text:style-name="P6" text:outline-level="1"><text:bookmark-start text:name="__RefHeading___Toc110_2039295519"/><text:soft-page-break/>Multilangue<text:bookmark-end text:name="__RefHeading___Toc110_2039295519"/></text:h>
      <text:p text:style-name="P3"><text:s text:c="3"/>CrazyGame ! Est disponible en français ainsi qu’en anglais. La langue de notre application s’applique en fonction de le langue par défaut du téléphone. </text:p>
      <text:p text:style-name="P3"><text:s text:c="3"/>Pour permettre à notre application d’être multi langue, nous avons utilisé le fichier string.xml. Se fichier se décline en deux string.xml, l’un contenant les champs en <text:span text:style-name="T3">français</text:span> et l’autre contenant ces même champs en anglais.</text:p>
      <text:h text:style-name="P6" text:outline-level="1"><text:bookmark-start text:name="__RefHeading___Toc112_2039295519"/>Les layouts<text:bookmark-end text:name="__RefHeading___Toc112_2039295519"/></text:h>
      <text:p text:style-name="P3"><text:s text:c="3"/>Image des layout au format portait et paysage.</text:p>
      <text:p text:style-name="P3"><text:s text:c="3"/>Montrer sous différents format.</text:p>
      <text:h text:style-name="P6" text:outline-level="1"><text:bookmark-start text:name="__RefHeading___Toc114_2039295519"/>Les assests<text:bookmark-end text:name="__RefHeading___Toc114_2039295519"/></text:h>
      <text:p text:style-name="P3"><text:s text:c="3"/>Afin de rendre notre application plus « fun » nous avons utiliser des font et image dans nos layout. </text:p>
      <text:p text:style-name="P3"><text:s text:c="3"/>Les différents font utilisés sont situés dans res&gt;font. On initialise les font dans le code Java à la création de l’application en cours. </text:p>
      <text:p text:style-name="P3"><text:s text:c="3"/>Pour les images, elles sont situé dans le répertoire res&gt;drawable. Les images sont appeler directement dans le code xml.</text:p>
      <text:p text:style-name="P3"><text:s text:c="3"/></text:p>
      <text:h text:style-name="P6" text:outline-level="1"><text:bookmark-start text:name="__RefHeading___Toc116_2039295519"/>Changement d’activité<text:bookmark-end text:name="__RefHeading___Toc116_2039295519"/></text:h>
      <text:p text:style-name="P3"><text:s text:c="3"/>schema de l’architecture du projet.</text:p>
      <text:h text:style-name="P6" text:outline-level="1"><text:bookmark-start text:name="__RefHeading___Toc118_2039295519"/>Service<text:bookmark-end text:name="__RefHeading___Toc118_2039295519"/></text:h>
      <text:p text:style-name="P3"><text:s text:c="4"/>Le service s'occupe d'envoyer toute les heure le nombres de partie jouer par le joueur.</text:p>
      <text:p text:style-name="P3"><text:s text:c="4"/>La somme est faite dans le client (pour pouvoir mettre des jeux en solo)</text:p>
      <text:h text:style-name="P6" text:outline-level="1"><text:bookmark-start text:name="__RefHeading___Toc120_2039295519"/>Broadcast receiver<text:bookmark-end text:name="__RefHeading___Toc120_2039295519"/></text:h>
      <text:h text:style-name="P6" text:outline-level="1"><text:bookmark-start text:name="__RefHeading___Toc122_2039295519"/>Content provider<text:bookmark-end text:name="__RefHeading___Toc122_2039295519"/></text:h>
      <text:p text:style-name="P3"><text:s text:c="4"/>pour stocker les scores on aurais pu utiliser une base de données simple mais comme nous lutilison</text:p>
      <text:p text:style-name="P3"><text:s text:c="4"/>dans un service nous preferons passer par unebase de donées partager.</text:p>
      <text:h text:style-name="P6" text:outline-level="1"><text:bookmark-start text:name="__RefHeading___Toc124_2039295519"/><text:soft-page-break/>Serveur<text:bookmark-end text:name="__RefHeading___Toc124_2039295519"/></text:h>
      <text:p text:style-name="P3"><text:s text:c="3"/>Parce que plus on est de fou, plus on rit, Crazy Games ! Est un jeu multioueur ! Pour cela nous avons développer un serveur annexe….</text:p>
      <text:p text:style-name="P3">Aymeric...</text:p>
      <text:h text:style-name="P6" text:outline-level="1"><text:bookmark-start text:name="__RefHeading___Toc126_2039295519"/>Répartition du travail<text:bookmark-end text:name="__RefHeading___Toc126_2039295519"/></text:h>
      <text:p text:style-name="P3"><text:s text:c="3"/>Nous avons utilisé GIT pour nous partager le code.</text:p>
      <text:p text:style-name="P3"><text:s text:c="3"/>L’application est décomposer en plusieures partie (chaque jeu est independant), le serveur. Ainsi chacun pouvais développer une partie du projet.</text:p>
      <text:p text:style-name="P3"><text:s text:c="4"/>Jeremy : serveur</text:p>
      <text:p text:style-name="P3"><text:s text:c="4"/>Kevin : Jeux</text:p>
      <text:p text:style-name="P3"><text:s text:c="4"/>Amline : Layout + Jeux + service + receiver</text:p>
      <text:p text:style-name="P3"><text:s text:c="4"/>Aymeric : serveur + lien client serveur + Jeux</text:p>
      <text:h text:style-name="Heading_20_1" text:outline-level="1">Difficulté rencontrer</text:h>
      <text:p text:style-name="P3"/>
      <text:p text:style-name="Text_20_body">Mettre des fonts différentes de celles qui sont par defaut sous android</text:p>
      <text:p text:style-name="Text_20_body"><text:s text:c="4"/><text:span text:style-name="T1">- on a du initialiser les font dans le code java, car les téléphone de les prenaient pas en</text:span></text:p>
      <text:p text:style-name="Text_20_body"><text:s text:c="4"/><text:span text:style-name="T1">compte dans les layouts.</text:span></text:p>
      <text:p text:style-name="Text_20_body">Serveur : bien gerer les etat des clients pour que se soit toujour coherent et que le client ne se perde pas dans le serveur</text:p>
      <text:p text:style-name="Text_20_body">Rotation avec reprise sur asyntask.</text:p>
      <text:p text:style-name="Text_20_body">Probleme de layout au niveau des liste</text:p>
      <text:p text:style-name="Text_20_body">Temps/choix de sujet</text:p>
      <text:p text:style-name="Text_20_body"/>
      <text:h text:style-name="Heading_20_1" text:outline-level="1">CONCLUSION</text:h>
      <text:p text:style-name="P3">Préciser la source des image et fon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9:51:44.918573979</meta:creation-date>
    <dc:date>2018-03-18T09:35:14.594833640</dc:date>
    <meta:editing-duration>PT13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505" meta:character-count="3103" meta:non-whitespace-character-count="2587"/>
  </office:meta>
</office:document-meta>
</file>